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77000000D961F3FA49F14E7F26.png" manifest:media-type="image/png"/>
  <manifest:file-entry manifest:full-path="Pictures/100010580000909C0000166FD21A14F0A9096EB5.svg" manifest:media-type="image/svg+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Caladea1" svg:font-family="Caladea, Cambria" style:font-pitch="variable"/>
    <style:font-face style:name="cmmi10" svg:font-family="cmmi10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1" svg:font-family="Arial" style:font-family-generic="swiss" style:font-pitch="variable"/>
    <style:font-face style:name="Caladea" svg:font-family="Caladea, Cambria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outline1">
      <style:graphic-properties draw:textarea-vertical-align="middle" fo:min-height="11.929cm"/>
    </style:style>
    <style:style style:name="pr7" style:family="presentation" style:parent-style-name="BrightBlue-notes">
      <style:graphic-properties draw:fill-color="#ffffff" fo:min-height="14cm"/>
    </style:style>
    <style:style style:name="P1" style:family="paragraph">
      <style:text-properties style:font-name="cmmi10" fo:font-size="75pt" style:font-size-asian="75pt" style:font-size-complex="75pt"/>
    </style:style>
    <style:style style:name="P2" style:family="paragraph">
      <loext:graphic-properties draw:fill-color="#ffffff"/>
      <style:text-properties style:font-name="cmmi10" fo:font-size="75pt" style:font-size-asian="75pt" style:font-size-complex="75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line-height="120%"/>
    </style:style>
    <style:style style:name="P7" style:family="paragraph">
      <style:paragraph-properties fo:margin-left="0cm" fo:margin-right="0cm" fo:margin-top="0.4cm" fo:margin-bottom="0.939cm" fo:text-indent="0cm"/>
      <style:text-properties style:use-window-font-color="true" style:text-outline="false" style:text-line-through-style="none" style:text-line-through-typ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cm" fo:margin-bottom="0.739cm" fo:text-indent="0cm"/>
      <style:text-properties style:use-window-font-color="true" style:text-outline="false" style:text-line-through-style="none" style:text-line-through-typ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style:font-name="cmmi10" fo:font-size="72pt" style:font-size-asian="72pt" style:font-size-complex="72pt"/>
    </style:style>
    <style:style style:name="P11" style:family="paragraph">
      <style:paragraph-properties fo:margin-left="0cm" fo:margin-right="0cm" fo:margin-top="1cm" fo:margin-bottom="1.539cm" fo:text-indent="0cm"/>
      <style:text-properties style:use-window-font-color="true" style:text-outline="false" style:text-line-through-style="none" style:text-line-through-typ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T1" style:family="text">
      <style:text-properties style:font-name="cmmi10" fo:font-size="75pt" style:font-size-asian="75pt" style:font-size-complex="75pt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34.7000007629395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byssinica SIL" fo:font-size="72pt" style:font-size-asian="72pt" style:font-size-complex="72pt"/>
    </style:style>
    <style:style style:name="T5" style:family="text">
      <style:text-properties style:font-name="cmmi10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745cm" svg:x="1.4cm" svg:y="0.661cm" presentation:class="title" presentation:placeholder="true" presentation:user-transformed="true">
          <draw:text-box/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><text:span text:style-name="T1">ZELDA-LIKE</text:span></text:p>
          </draw:text-box>
        </draw:frame>
        <draw:frame draw:style-name="gr1" draw:text-style-name="P4" draw:layer="layout" svg:width="9cm" svg:height="3.806cm" svg:x="17.6cm" svg:y="14.8cm">
          <draw:text-box>
            <text:p/>
            <text:p text:style-name="P3">LUCAS QUEMENER, </text:p>
            <text:p text:style-name="P3">ALEXANDRE PAPROCKI, </text:p>
            <text:p text:style-name="P3">MELANIE SEAN</text:p>
            <text:p text:style-name="P3">TP : A2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Quête principal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 text:style-name="P6"><text:span text:style-name="T2"/></text:p>
            <text:p text:style-name="P6"><text:span text:style-name="T3">Trouve une épée(Aedriel) dans l’armoire de son auberge.</text:span></text:p>
            <text:p text:style-name="P6"><text:span text:style-name="T2"/></text:p>
            <text:p text:style-name="P6"><text:span text:style-name="T2">BUT DU HERO</text:span><text:span text:style-name="T3"> : aider l’épée Aedriel a trouvé son propriétaire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Description du jeu</text:p>
          </draw:text-box>
        </draw:frame>
        <draw:frame presentation:style-name="pr6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7">RPG Fantaisy (jeu d’action-aventure)</text:p>
              </text:list-item>
              <text:list-item>
                <text:p text:style-name="P7">Un personnage joueur</text:p>
              </text:list-item>
              <text:list-item>
                <text:p text:style-name="P7">2 ennemis (plante, gobelin)</text:p>
              </text:list-item>
              <text:list-item>
                <text:p text:style-name="P7">Lieux : auberge, prairie, donj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Fonctionnalité du jeu</text:p>
          </draw:text-box>
        </draw:frame>
        <draw:frame presentation:style-name="pr6" draw:text-style-name="P8" draw:layer="layout" svg:width="25.2cm" svg:height="12.179cm" svg:x="1.4cm" svg:y="5.066cm" presentation:class="outline">
          <draw:text-box>
            <text:list text:style-name="L3">
              <text:list-header>
                <text:p text:style-name="P9"/>
              </text:list-header>
              <text:list-item>
                <text:p text:style-name="P9">Scrolling-map et fixe</text:p>
              </text:list-item>
              <text:list-item>
                <text:p text:style-name="P9">Déplacement avec les touches [Z],[Q],[S],[D]</text:p>
              </text:list-item>
              <text:list-item>
                <text:p text:style-name="P9">Attaque avec les flèches du clavier </text:p>
              </text:list-item>
              <text:list-item>
                <text:p text:style-name="P9">Déplacement + attaque possible dans toutes les directions y compris diagonales</text:p>
              </text:list-item>
              <text:list-item>
                <text:p text:style-name="P9">Changement d’arme avec la touche [E]</text:p>
              </text:list-item>
              <text:list-item>
                <text:p text:style-name="P9">Gestion de la vie par des coeu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5" draw:layer="layout" svg:width="19.5cm" svg:height="3.745cm" svg:x="1.4cm" svg:y="0.661cm" presentation:class="title" presentation:placeholder="true">
          <draw:text-box/>
        </draw:frame>
        <draw:frame presentation:style-name="pr6" draw:text-style-name="P10" draw:layer="layout" svg:width="25.2cm" svg:height="12.179cm" svg:x="1.4cm" svg:y="5.066cm" presentation:class="outline">
          <draw:text-box>
            <text:list text:style-name="L3">
              <text:list-header>
                <text:p text:style-name="P10"><text:span text:style-name="T4">[</text:span><text:span text:style-name="T5">DEMO DU JEU <text:s text:c="4"/></text:span><text:span text:style-name="T4">]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Bilan personne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 text:style-name="P11">Ce que j’ai fait dans le projet</text:p>
              </text:list-item>
              <text:list-item>
                <text:p text:style-name="P11">Mon avis sur le fonctionnement du groupe et sur ma place dans le groupe</text:p>
              </text:list-item>
              <text:list-item>
                <text:p text:style-name="P11">Ce que j’ai appris/mes difficultés et mes points for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Répartition</text:p>
          </draw:text-box>
        </draw:frame>
        <draw:frame draw:style-name="gr3" draw:text-style-name="P12" draw:layer="layout" svg:width="28.2cm" svg:height="16.4cm" svg:x="0cm" svg:y="4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Caladea1" svg:font-family="Caladea, Cambria" style:font-pitch="variable"/>
    <style:font-face style:name="cmmi10" svg:font-family="cmmi10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1" svg:font-family="Arial" style:font-family-generic="swiss" style:font-pitch="variable"/>
    <style:font-face style:name="Caladea" svg:font-family="Caladea, Cambria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true" style:font-name-asian="Arial1" style:font-family-asian="Arial" style:font-family-generic-asian="swiss" style:font-pitch-asian="variable" style:font-size-asian="11pt" style:language-asian="hi" style:country-asian="IN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true" style:font-name-asian="Arial1" style:font-family-asian="Arial" style:font-family-generic-asian="swiss" style:font-pitch-asian="variable" style:font-size-asian="11pt" style:language-asian="hi" style:country-asian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61F3FA49F14E7F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13:41:25.219837755</meta:creation-date>
    <dc:date>2018-06-18T16:43:21.067937494</dc:date>
    <meta:editing-duration>PT3H1M52S</meta:editing-duration>
    <meta:editing-cycles>9</meta:editing-cycles>
    <meta:generator>LibreOffice/5.1.6.2$Linux_X86_64 LibreOffice_project/10m0$Build-2</meta:generator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01cm" svg:height="16.401cm" xlink:href="." xlink:type="simple" chart:class="chart:circle" chart:style-name="ch1">
        <chart:title svg:x="12.363cm" svg:y="0.464cm" chart:style-name="ch2">
          <text:p>Répartition Code</text:p>
        </chart:title>
        <chart:subtitle svg:x="12.31cm" svg:y="1.571cm" chart:style-name="ch3">
          <text:p>Source : git shortlog</text:p>
        </chart:subtitle>
        <chart:legend chart:legend-position="start" svg:x="0.21cm" svg:y="7.403cm" style:legend-expansion="high" chart:style-name="ch4"/>
        <chart:plot-area chart:style-name="ch5" chart:data-source-has-labels="both" svg:x="2.854cm" svg:y="2.582cm" svg:width="24.783cm" svg:height="13.491cm">
          <chartooo:coordinate-region svg:x="8.5cm" svg:y="2.583cm" svg:width="13.49cm" svg:height="13.49cm"/>
          <chart:axis chart:dimension="x" chart:name="primary-x" chart:style-name="ch6" chartooo:axis-type="auto">
            <chartooo:date-scale/>
            <chart:categories table:cell-range-address="local-table.$A$2:.$A$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4" chart:label-cell-address="local-table.$B$1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ucas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Mélani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lexandre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